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40">
      <style:table-cell-properties style:text-align-source="fix" style:repeat-content="false" fo:wrap-option="wrap" fo:border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style-name="ce4" office:value-type="string" calcext:value-type="string">
            <text:p>Rise</text:p>
          </table:table-cell>
          <table:table-cell table:style-name="ce6" office:value-type="string" calcext:value-type="string">
            <text:p>Set</text:p>
          </table:table-cell>
          <table:table-cell table:style-name="ce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04" calcext:value-type="float">
            <text:p>110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03" calcext:value-type="float">
            <text:p>110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87" calcext:value-type="float">
            <text:p>108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85" calcext:value-type="float">
            <text:p>108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83" calcext:value-type="float">
            <text:p>108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82" calcext:value-type="float">
            <text:p>108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75" calcext:value-type="float">
            <text:p>107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62" calcext:value-type="float">
            <text:p>106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62" calcext:value-type="float">
            <text:p>106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62" calcext:value-type="float">
            <text:p>1062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62" calcext:value-type="float">
            <text:p>1062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62" calcext:value-type="float">
            <text:p>1062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75" calcext:value-type="float">
            <text:p>107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75" calcext:value-type="float">
            <text:p>107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75" calcext:value-type="float">
            <text:p>107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82" calcext:value-type="float">
            <text:p>108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82" calcext:value-type="float">
            <text:p>108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83" calcext:value-type="float">
            <text:p>108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83" calcext:value-type="float">
            <text:p>108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85" calcext:value-type="float">
            <text:p>108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85" calcext:value-type="float">
            <text:p>108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87" calcext:value-type="float">
            <text:p>108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87" calcext:value-type="float">
            <text:p>108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03" calcext:value-type="float">
            <text:p>110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04" calcext:value-type="float">
            <text:p>110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04" calcext:value-type="float">
            <text:p>110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17" calcext:value-type="float">
            <text:p>11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05:29:31.3812013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5:25:30.264366920</meta:creation-date>
    <dc:date>2019-10-26T05:35:07.162949393</dc:date>
    <meta:editing-duration>PT6M36S</meta:editing-duration>
    <meta:editing-cycles>2</meta:editing-cycles>
    <meta:generator>LibreOffice/6.0.7.3$Linux_X86_64 LibreOffice_project/00m0$Build-3</meta:generator>
    <meta:document-statistic meta:table-count="1" meta:cell-count="732" meta:object-count="0"/>
  </office:meta>
</office:document-meta>
</file>